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200000049F199758EDD7A5A1A.png" manifest:media-type="image/png"/>
  <manifest:file-entry manifest:full-path="Pictures/100002010000055A000000999503A60EEC4F8856.png" manifest:media-type="image/png"/>
  <manifest:file-entry manifest:full-path="Pictures/1000020100000510000001183634A6C8AA0DABB3.png" manifest:media-type="image/png"/>
  <manifest:file-entry manifest:full-path="Pictures/100002010000069C000001E6A634CDE2AB020440.png" manifest:media-type="image/png"/>
  <manifest:file-entry manifest:full-path="Pictures/100002010000069D00000110684EC01F01EE3A15.png" manifest:media-type="image/png"/>
  <manifest:file-entry manifest:full-path="Pictures/100002010000073F000000A4408B8BFEB46538F5.png" manifest:media-type="image/png"/>
  <manifest:file-entry manifest:full-path="Pictures/100002010000038A0000006490830B182CCE405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c7c" officeooo:paragraph-rsid="001f1c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<text:s/>Chethana D</text:p>
      <text:p text:style-name="P1">USN <text:s text:c="2"/>: <text:s/>1BM20CS405</text:p>
      <text:p text:style-name="P1"/>
      <text:p text:style-name="P1"/>
      <text:p text:style-name="P1"><draw:frame draw:style-name="fr1" draw:name="Image1" text:anchor-type="paragraph" svg:width="17.59cm" svg:height="6.745cm" draw:z-index="0"><draw:image xlink:href="Pictures/1000020100000510000001183634A6C8AA0DABB3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7.59cm" svg:height="2.836cm" draw:z-index="1"><draw:image xlink:href="Pictures/100002010000074200000049F199758EDD7A5A1A.png" xlink:type="simple" xlink:show="embed" xlink:actuate="onLoad" loext:mime-type="image/png"/></draw:frame></text:p>
      <text:p text:style-name="P1"/>
      <text:p text:style-name="P1"><draw:frame draw:style-name="fr2" draw:name="Image3" text:anchor-type="paragraph" svg:width="16.815cm" svg:height="6.2cm" draw:z-index="2"><draw:image xlink:href="Pictures/100002010000069C000001E6A634CDE2AB020440.png" xlink:type="simple" xlink:show="embed" xlink:actuate="onLoad" loext:mime-type="image/png"/></draw:frame></text:p>
      <text:p text:style-name="P1"/>
      <text:p text:style-name="P1"><draw:frame draw:style-name="fr3" draw:name="Image4" text:anchor-type="paragraph" svg:x="0cm" svg:y="-0.568cm" svg:width="17.59cm" svg:height="6.907cm" draw:z-index="3"><draw:image xlink:href="Pictures/100002010000069D00000110684EC01F01EE3A15.png" xlink:type="simple" xlink:show="embed" xlink:actuate="onLoad" loext:mime-type="image/png"/></draw:frame><text:soft-page-break/></text:p>
      <text:p text:style-name="P1"/>
      <text:p text:style-name="P1"><draw:frame draw:style-name="fr3" draw:name="Image5" text:anchor-type="paragraph" svg:x="-0.148cm" svg:y="0.318cm" svg:width="17.385cm" svg:height="2.381cm" draw:z-index="4"><draw:image xlink:href="Pictures/100002010000038A0000006490830B182CCE4052.png" xlink:type="simple" xlink:show="embed" xlink:actuate="onLoad" loext:mime-type="image/png"/></draw:frame></text:p>
      <text:p text:style-name="P1"/>
      <text:p text:style-name="P1"><draw:frame draw:style-name="fr2" draw:name="Image6" text:anchor-type="paragraph" svg:width="19.196cm" svg:height="6.07cm" draw:z-index="5"><draw:image xlink:href="Pictures/100002010000055A000000999503A60EEC4F8856.png" xlink:type="simple" xlink:show="embed" xlink:actuate="onLoad" loext:mime-type="image/png"/></draw:frame></text:p>
      <text:p text:style-name="P1"/>
      <text:p text:style-name="P1"><draw:frame draw:style-name="fr2" draw:name="Image7" text:anchor-type="paragraph" svg:width="19.646cm" svg:height="5.614cm" draw:z-index="6"><draw:image xlink:href="Pictures/100002010000073F000000A4408B8BFEB46538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4:44:46.856525885</meta:creation-date>
    <dc:date>2022-05-04T15:25:10.192672103</dc:date>
    <meta:editing-duration>PT9M32S</meta:editing-duration>
    <meta:editing-cycles>1</meta:editing-cycles>
    <meta:document-statistic meta:table-count="0" meta:image-count="7" meta:object-count="0" meta:page-count="2" meta:paragraph-count="2" meta:word-count="7" meta:character-count="37" meta:non-whitespace-character-count="28"/>
    <meta:generator>LibreOffice/6.2.7.1$Linux_X86_64 LibreOffice_project/20$Build-1</meta:generator>
  </office:meta>
</office:document-meta>
</file>